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43bc" officeooo:paragraph-rsid="001ff43e"/>
    </style:style>
    <style:style style:name="P2" style:family="paragraph" style:parent-style-name="Standard">
      <style:text-properties officeooo:rsid="001f43bc" officeooo:paragraph-rsid="001f43bc"/>
    </style:style>
    <style:style style:name="P3" style:family="paragraph" style:parent-style-name="Standard" style:list-style-name="L1">
      <style:text-properties officeooo:rsid="001ff43e" officeooo:paragraph-rsid="001ff43e"/>
    </style:style>
    <style:style style:name="P4" style:family="paragraph" style:parent-style-name="Standard">
      <style:text-properties officeooo:rsid="001ff43e" officeooo:paragraph-rsid="001ff43e"/>
    </style:style>
    <style:style style:name="P5" style:family="paragraph" style:parent-style-name="Standard" style:list-style-name="L1">
      <style:text-properties officeooo:rsid="002147f3" officeooo:paragraph-rsid="002147f3"/>
    </style:style>
    <style:style style:name="P6" style:family="paragraph" style:parent-style-name="Text_20_body">
      <style:text-properties officeooo:paragraph-rsid="001f43bc"/>
    </style:style>
    <style:style style:name="P7" style:family="paragraph" style:parent-style-name="Heading_20_1">
      <style:text-properties officeooo:rsid="001f43bc" officeooo:paragraph-rsid="001f43bc"/>
    </style:style>
    <style:style style:name="T1" style:family="text">
      <style:text-properties officeooo:rsid="001df2dd"/>
    </style:style>
    <style:style style:name="T2" style:family="text">
      <style:text-properties officeooo:rsid="001f43bc"/>
    </style:style>
    <style:style style:name="T3" style:family="text">
      <style:text-properties officeooo:rsid="002147f3"/>
    </style:style>
    <style:style style:name="T4" style:family="text">
      <style:text-properties officeooo:rsid="0022b0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troducción</text:h>
      <text:p text:style-name="P6"/>
      <text:p text:style-name="Standard"/>
      <text:p text:style-name="Standard">- <text:span text:style-name="T1">Geometria fractal, es como se representan realmente las figuras en la naturaleza</text:span></text:p>
      <text:p text:style-name="Standard">- <text:span text:style-name="T1">Las figuras naturales tienen infinitas escalas a efectos practicos (y teoricos)</text:span></text:p>
      <text:p text:style-name="Standard">- <text:span text:style-name="T1">El </text:span>grado de irregularidad y/o fragmentación es idéntico a todas las escalas.</text:p>
      <text:p text:style-name="Standard"><text:tab/><text:span text:style-name="T1">El propio universo</text:span></text:p>
      <text:p text:style-name="Standard">- <text:span text:style-name="T1">La geometria fractal puede describir figuras mas complejas que las matematicas euclideanas tradicionales</text:span></text:p>
      <text:p text:style-name="Standard">- <text:span text:style-name="T1">Morfología de lo amorfo</text:span></text:p>
      <text:p text:style-name="Standard">- Permite describir muchas de las formas irregulares y fragmentadas que nos rodean</text:p>
      <text:p text:style-name="Standard">- <text:span text:style-name="T1">E</text:span>l enfoque fractal es tan efectivo como «natural»</text:p>
      <text:p text:style-name="Standard">- <text:span text:style-name="T2">La fractalidad no solo ocurre en figuras, tambien propiedades y comportamientos de la naturaleza</text:span></text:p>
      <text:p text:style-name="Standard">- <text:span text:style-name="T2">Aplicaciones:</text:span></text:p>
      <text:list xml:id="list7255230247853181452" text:style-name="L1">
        <text:list-item>
          <text:p text:style-name="P1">Edad de un pino</text:p>
        </text:list-item>
        <text:list-item>
          <text:p text:style-name="P3">Generación de terrenos/montañas</text:p>
        </text:list-item>
        <text:list-item>
          <text:p text:style-name="P3">Efectos especiales</text:p>
        </text:list-item>
        <text:list-item>
          <text:p text:style-name="P3">Medir costas</text:p>
        </text:list-item>
        <text:list-item>
          <text:p text:style-name="P3">Medicina. <text:span text:style-name="T3">En el cuerpo humano abundan las estructuras fractales: redes nerviosas, redes de vasos sanguineos, conductos biliares, sistemas de tubos pulmonares y bronquios.</text:span></text:p>
          <text:list>
            <text:list-item>
              <text:p text:style-name="P3">Cardiología: <text:span text:style-name="T4">El latido del corazón sigue un patron fractal. </text:span>Analiza la variabilidad de la dimension fractal del arbol coronario izuierdo en pacientes con enfermedad arterial oclusiva severa</text:p>
            </text:list-item>
            <text:list-item>
              <text:p text:style-name="P3">Predicción de osteoporosis</text:p>
            </text:list-item>
            <text:list-item>
              <text:p text:style-name="P5">Estudio del cerebro: El modelo fractal permite un análisis más acertado de las heterogeneidades funcionales y estructurales cerebrales, y promete utilidad en el tratamiento y pronóstico de los pacientes.</text:p>
            </text:list-item>
            <text:list-item>
              <text:p text:style-name="P5">Deteccion prematura del cancer: Según una investigación llevada a cabo sobre el cancer de cuello uterino, parece ser que las celulas pre-cancerosas antes de transformarse crean estructuras fractales (¿diferentes a las habituales?). https://www.scientificamerican.com/espanol/noticias/los-fractales-podrian-ayudar-a-detectar-el-cancer-antes-de-que-aparezca/</text:p>
            </text:list-item>
          </text:list>
        </text:list-item>
        <text:list-item>
          <text:p text:style-name="P3">Geologia: El analisis fractal ayuda a entender las redes de fracturas de los macizos rocosos y las microestructuras de los minerales</text:p>
        </text:list-item>
        <text:list-item>
          <text:p text:style-name="P5">Arquitectura</text:p>
        </text:list-item>
      </text:list>
      <text:p text:style-name="P2"/>
      <text:p text:style-name="P4">Aplicaciones:</text:p>
      <text:p text:style-name="P4">https://prezi.com/htobwqkn9eon/los-fractales-y-su-aplicacion-en-la-vida-cotidia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cel </meta:initial-creator>
    <meta:creation-date>2017-02-28T16:10:13.131716028</meta:creation-date>
    <dc:date>2017-02-28T18:45:07.665000539</dc:date>
    <dc:creator>Gacel </dc:creator>
    <meta:editing-duration>PT48M22S</meta:editing-duration>
    <meta:editing-cycles>1</meta:editing-cycles>
    <meta:document-statistic meta:table-count="0" meta:image-count="0" meta:object-count="0" meta:page-count="1" meta:paragraph-count="24" meta:word-count="261" meta:character-count="1919" meta:non-whitespace-character-count="1692"/>
    <meta:generator>LibreOffice/4.4.3.2$Linux_X86_64 LibreOffice_project/40m0$Build-2</meta:generator>
  </office:meta>
</office:document-meta>
</file>